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b3cac7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a6a6" loext:char-shading-value="0"/>
    </style:style>
    <style:style style:name="T4" style:family="text">
      <style:text-properties fo:background-color="#ffa6a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yotype = chr.kar</text:p>
      <text:p text:style-name="Standard">chromosomes_units = 100</text:p>
      <text:p text:style-name="Standard">chromosomes_display_default = yes</text:p>
      <text:p text:style-name="Standard"/>
      <text:p text:style-name="Standard">&lt;&lt;<text:span text:style-name="T2">include /home/andres/Documents/Lab_Actino/Genomes/Brevibacterium_HBE7/</text:span>Circos/conf/colors_fonts_patterns.conf&gt;&gt;</text:p>
      <text:p text:style-name="Standard"/>
      <text:p text:style-name="Standard">&lt;&lt;<text:span text:style-name="T2">include /home/andres/Documents/Lab_Actino/Genomes/Brevibacterium_HBE7/</text:span>Circos/conf/housekeeping.conf&gt;&gt;</text:p>
      <text:p text:style-name="Standard"/>
      <text:p text:style-name="Standard">&lt;&lt;i<text:span text:style-name="T2">nclude /home/andres/Documents/Lab_Actino/Genomes/Brevibacterium_HBE7/</text:span>Circos/conf/highlight.conf&gt;&gt;</text:p>
      <text:p text:style-name="Standard"/>
      <text:p text:style-name="Standard">&lt;&lt;<text:span text:style-name="T2">include /home/andres/Documents/Lab_Actino/Genomes/Brevibacterium_HBE7/</text:span>Circos/conf/ticks.conf&gt;&gt;</text:p>
      <text:p text:style-name="Standard"/>
      <text:p text:style-name="Standard"># IMAGE</text:p>
      <text:p text:style-name="Standard">&lt;image&gt;</text:p>
      <text:p text:style-name="Standard">&lt;&lt;<text:span text:style-name="T2">include /home/andres/Documents/Lab_Actino/Genomes/Brevibacterium_HBE7/</text:span>Circos/conf/image.conf&gt;&gt;</text:p>
      <text:p text:style-name="Standard">&lt;/image&gt;</text:p>
      <text:p text:style-name="Standard"/>
      <text:p text:style-name="Standard"># IDEOGRAM</text:p>
      <text:p text:style-name="Standard">&lt;ideogram&gt;</text:p>
      <text:p text:style-name="Standard">&lt;spacing&gt;</text:p>
      <text:p text:style-name="Standard">default = 0.001r</text:p>
      <text:p text:style-name="Standard">&lt;/spacing&gt;</text:p>
      <text:p text:style-name="Standard">radius <text:s text:c="10"/>= 0.8r</text:p>
      <text:p text:style-name="Standard">thickness <text:s text:c="7"/>= 40p</text:p>
      <text:p text:style-name="Standard">fill <text:s text:c="12"/>= yes</text:p>
      <text:p text:style-name="Standard">stroke_color <text:s text:c="4"/>= black</text:p>
      <text:p text:style-name="Standard">stroke_thickness = 2p</text:p>
      <text:p text:style-name="Standard">show_label <text:s text:c="6"/>= no</text:p>
      <text:p text:style-name="Standard">label_radius <text:s text:c="4"/>= dims(image,radius) - 250p</text:p>
      <text:p text:style-name="Standard">label_size <text:s text:c="6"/>= 30p</text:p>
      <text:p text:style-name="Standard">label_parallel <text:s text:c="2"/>= no</text:p>
      <text:p text:style-name="Standard">show_bands = yes</text:p>
      <text:p text:style-name="Standard">fill_bands = yes</text:p>
      <text:p text:style-name="Standard"/>
      <text:p text:style-name="Standard">&lt;/ideogram&gt;</text:p>
      <text:p text:style-name="Standard"/>
      <text:p text:style-name="Standard"/>
      <text:p text:style-name="Standard"># PLOTS</text:p>
      <text:p text:style-name="Standard">&lt;plots&gt;</text:p>
      <text:p text:style-name="Standard"/>
      <text:p text:style-name="Standard"/>
      <text:p text:style-name="Standard">#Plot GC content</text:p>
      <text:p text:style-name="Standard">&lt;plot&gt;</text:p>
      <text:p text:style-name="Standard">type <text:s text:c="6"/>= line</text:p>
      <text:p text:style-name="Standard"><text:soft-page-break/>extend_bin = no</text:p>
      <text:p text:style-name="Standard">color <text:s text:c="5"/>= black</text:p>
      <text:p text:style-name="Standard">fill_under = yes</text:p>
      <text:p text:style-name="Standard">thickness <text:s/>= 1</text:p>
      <text:p text:style-name="Standard">file = <text:span text:style-name="T2">GC_content.csv</text:span></text:p>
      <text:p text:style-name="Standard">r0 <text:s text:c="2"/>= 0.67r</text:p>
      <text:p text:style-name="Standard">r1 <text:s text:c="2"/>= 0.75r</text:p>
      <text:p text:style-name="Standard">min <text:s/>= <text:span text:style-name="T4">50</text:span></text:p>
      <text:p text:style-name="Standard">max <text:s/>= <text:span text:style-name="T4">74</text:span></text:p>
      <text:p text:style-name="Standard">&lt;rules&gt;</text:p>
      <text:p text:style-name="Standard">&lt;rule&gt;</text:p>
      <text:p text:style-name="Standard">condition = 1</text:p>
      <text:p text:style-name="P2">fill_color = 23, 0, 115</text:p>
      <text:p text:style-name="Standard">&lt;/rule&gt;</text:p>
      <text:p text:style-name="Standard">&lt;/rules&gt;</text:p>
      <text:p text:style-name="Standard">&lt;/plot&gt;</text:p>
      <text:p text:style-name="Standard"/>
      <text:p text:style-name="Standard">#Plot GC skew</text:p>
      <text:p text:style-name="Standard">&lt;plot&gt;</text:p>
      <text:p text:style-name="Standard">type <text:s text:c="6"/>= line</text:p>
      <text:p text:style-name="Standard">extend_bin = no</text:p>
      <text:p text:style-name="Standard">color <text:s text:c="5"/>= black</text:p>
      <text:p text:style-name="Standard">fill_under = no</text:p>
      <text:p text:style-name="Standard">thickness <text:s/>= 0.5</text:p>
      <text:p text:style-name="Standard">file = <text:span text:style-name="T2">GC_skew.csv</text:span></text:p>
      <text:p text:style-name="Standard">r0 <text:s text:c="2"/>= 0.3r</text:p>
      <text:p text:style-name="Standard">r1 <text:s text:c="2"/>= 0.65r</text:p>
      <text:p text:style-name="Standard">min <text:s/>= -<text:span text:style-name="T4">0.3</text:span></text:p>
      <text:p text:style-name="Standard">max <text:s/>= <text:span text:style-name="T4">0.3</text:span></text:p>
      <text:p text:style-name="Standard">&lt;rules&gt;</text:p>
      <text:p text:style-name="Standard">&lt;rule&gt;</text:p>
      <text:p text:style-name="Standard">condition = 1</text:p>
      <text:p text:style-name="P2">fill_color = eval(sprintf("rdbu-7-div-%d",remap_int(var(value),0,0,7,5)))</text:p>
      <text:p text:style-name="Standard">&lt;/rule&gt;</text:p>
      <text:p text:style-name="Standard">&lt;/rules&gt;</text:p>
      <text:p text:style-name="Standard">&lt;/plot&gt;</text:p>
      <text:p text:style-name="Standard"/>
      <text:p text:style-name="Standard"># BACKGROUND</text:p>
      <text:p text:style-name="Standard">background <text:s text:c="17"/>= yes</text:p>
      <text:p text:style-name="Standard">background_stroke_color <text:s text:c="4"/>= black</text:p>
      <text:p text:style-name="Standard">background_stroke_thickness = 1</text:p>
      <text:p text:style-name="Standard"/>
      <text:p text:style-name="Standard">&lt;/plots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2:10:48.277926970</meta:creation-date>
    <dc:date>2021-08-31T12:12:44.327025831</dc:date>
    <meta:editing-duration>PT1M56S</meta:editing-duration>
    <meta:editing-cycles>1</meta:editing-cycles>
    <meta:document-statistic meta:table-count="0" meta:image-count="0" meta:object-count="0" meta:page-count="2" meta:paragraph-count="73" meta:word-count="174" meta:character-count="1574" meta:non-whitespace-character-count="1365"/>
    <meta:generator>LibreOffice/6.4.7.2$Linux_X86_64 LibreOffice_project/40$Build-2</meta:generator>
  </office:meta>
</office:document-meta>
</file>